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7497" officeooo:paragraph-rsid="001974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Thursday February 8, 2018, Meeting with group</text:h>
      <text:p text:style-name="P1"/>
      <text:p text:style-name="P1">Hugo- working on planes</text:p>
      <text:p text:style-name="P1"/>
      <text:p text:style-name="P1">Joel- made a branch to render planes by the hour</text:p>
      <text:p text:style-name="P1"/>
      <text:p text:style-name="P1">Discussed changing airport structure to a class based one, rather than coordinate based, in order to search through them</text:p>
      <text:p text:style-name="P1"/>
      <text:p text:style-name="P1">Need to implement altitudes for airplanes</text:p>
      <text:p text:style-name="P1">-Need to move camera back</text:p>
      <text:p text:style-name="P1">-need to recode shaders to keep earth looking good</text:p>
      <text:p text:style-name="P1"/>
      <text:p text:style-name="P1">Absent: Norah(personal reaso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9:37:33.687915260</meta:creation-date>
    <dc:date>2018-02-26T19:40:57.720809101</dc:date>
    <meta:editing-duration>PT3M24S</meta:editing-duration>
    <meta:editing-cycles>1</meta:editing-cycles>
    <meta:document-statistic meta:table-count="0" meta:image-count="0" meta:object-count="0" meta:page-count="1" meta:paragraph-count="8" meta:word-count="63" meta:character-count="383" meta:non-whitespace-character-count="328"/>
    <meta:generator>LibreOffice/5.1.6.2$Linux_X86_64 LibreOffice_project/10m0$Build-2</meta:generator>
  </office:meta>
</office:document-meta>
</file>